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f9d16" officeooo:paragraph-rsid="000f9d16"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0f9d16" officeooo:paragraph-rsid="000f9d1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48762" officeooo:paragraph-rsid="0014876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fe14" officeooo:paragraph-rsid="0015fe1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c6a33" officeooo:paragraph-rsid="001c6a33"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e528e" officeooo:paragraph-rsid="001e528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99ed6" officeooo:paragraph-rsid="001c6a3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f9d16" officeooo:paragraph-rsid="0013999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48762" officeooo:paragraph-rsid="0014876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fe14" officeooo:paragraph-rsid="0015fe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d7a7" officeooo:paragraph-rsid="0016d7a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2a0a" officeooo:paragraph-rsid="001b2a0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28e" officeooo:paragraph-rsid="001e528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1097c" officeooo:paragraph-rsid="0021097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3e4dd" officeooo:paragraph-rsid="0023e4d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41bd0" officeooo:paragraph-rsid="00441bd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5af655" officeooo:paragraph-rsid="005af65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5f4127" officeooo:paragraph-rsid="005f412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603ee5" officeooo:paragraph-rsid="00603ee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d67e7" officeooo:paragraph-rsid="002d67e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27d2e" officeooo:paragraph-rsid="00327d2e"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2a892" officeooo:paragraph-rsid="0032a89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49319" officeooo:paragraph-rsid="0032a89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49319" officeooo:paragraph-rsid="0034931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99ed6" officeooo:paragraph-rsid="00299ed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officeooo:rsid="002d67e7" officeooo:paragraph-rsid="002d67e7"/>
    </style:style>
    <style:style style:name="P27" style:family="paragraph" style:parent-style-name="Standard">
      <style:paragraph-properties fo:text-align="start" style:justify-single-word="false"/>
      <style:text-properties officeooo:rsid="0032a892" officeooo:paragraph-rsid="0032a892"/>
    </style:style>
    <style:style style:name="P28" style:family="paragraph" style:parent-style-name="Standard">
      <style:paragraph-properties fo:text-align="start" style:justify-single-word="false"/>
      <style:text-properties officeooo:rsid="0032a892" officeooo:paragraph-rsid="005493e3"/>
    </style:style>
    <style:style style:name="P29" style:family="paragraph" style:parent-style-name="Standard">
      <style:paragraph-properties fo:text-align="start" style:justify-single-word="false"/>
      <style:text-properties officeooo:rsid="00349319" officeooo:paragraph-rsid="00349319"/>
    </style:style>
    <style:style style:name="P30" style:family="paragraph" style:parent-style-name="Standard">
      <style:paragraph-properties fo:text-align="start" style:justify-single-word="false"/>
      <style:text-properties style:font-name="Times New Roman" officeooo:rsid="003646d9" officeooo:paragraph-rsid="003646d9"/>
    </style:style>
    <style:style style:name="P31" style:family="paragraph" style:parent-style-name="Standard">
      <style:paragraph-properties fo:text-align="start" style:justify-single-word="false"/>
      <style:text-properties style:font-name="Times New Roman" officeooo:rsid="003646d9" officeooo:paragraph-rsid="0039df56"/>
    </style:style>
    <style:style style:name="P32" style:family="paragraph" style:parent-style-name="Standard">
      <style:paragraph-properties fo:text-align="start" style:justify-single-word="false"/>
      <style:text-properties fo:color="#000000" style:font-name="Times New Roman" fo:font-size="12pt" fo:font-weight="normal" officeooo:rsid="003646d9" officeooo:paragraph-rsid="003646d9" style:font-size-asian="12pt" style:font-weight-asian="normal" style:font-name-complex="Tahoma"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fo:font-weight="normal" officeooo:rsid="00366dcb" officeooo:paragraph-rsid="0039df56" style:font-size-asian="12pt" style:font-weight-asian="normal" style:font-name-complex="Tahoma" style:font-size-complex="12pt" style:font-weight-complex="normal"/>
    </style:style>
    <style:style style:name="P34" style:family="paragraph" style:parent-style-name="Standard">
      <style:paragraph-properties fo:text-align="start" style:justify-single-word="false"/>
      <style:text-properties officeooo:rsid="003646d9" officeooo:paragraph-rsid="003646d9"/>
    </style:style>
    <style:style style:name="P35" style:family="paragraph" style:parent-style-name="Standard">
      <style:paragraph-properties fo:text-align="start" style:justify-single-word="false"/>
      <style:text-properties fo:font-size="12pt" fo:font-weight="normal" officeooo:rsid="00603ee5" officeooo:paragraph-rsid="00603ee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628a70" officeooo:paragraph-rsid="00628a7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62c121" officeooo:paragraph-rsid="0062c12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88203" officeooo:paragraph-rsid="0023e4d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3e4dd" officeooo:paragraph-rsid="0023e4d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1097c" officeooo:paragraph-rsid="0021097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1097c" officeooo:paragraph-rsid="0064a4d3" style:font-size-asian="10.5pt" style:font-weight-asian="normal" style:font-size-complex="12pt" style:font-weight-complex="normal"/>
    </style:style>
    <style:style style:name="P42" style:family="paragraph" style:parent-style-name="Standard">
      <style:text-properties fo:font-size="12pt" fo:font-weight="normal" officeooo:rsid="00299ed6" officeooo:paragraph-rsid="004ad03c" style:font-size-asian="12pt" style:font-weight-asian="normal" style:font-size-complex="12pt" style:font-weight-complex="normal"/>
    </style:style>
    <style:style style:name="P43" style:family="paragraph" style:parent-style-name="Standard">
      <style:text-properties fo:font-size="12pt" fo:font-weight="normal" officeooo:rsid="0068189c" officeooo:paragraph-rsid="0068189c" style:font-size-asian="12pt" style:font-weight-asian="normal" style:font-size-complex="12pt" style:font-weight-complex="normal"/>
    </style:style>
    <style:style style:name="P44" style:family="paragraph" style:parent-style-name="Standard">
      <style:text-properties fo:font-size="12pt" fo:font-weight="normal" officeooo:rsid="006b0edf" officeooo:paragraph-rsid="006b0edf"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c714c" officeooo:paragraph-rsid="006c714c"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officeooo:rsid="003646d9" officeooo:paragraph-rsid="003646d9"/>
    </style:style>
    <style:style style:name="T1" style:family="text">
      <style:text-properties style:text-underline-style="solid" style:text-underline-width="auto" style:text-underline-color="font-color" officeooo:rsid="0058fb6a"/>
    </style:style>
    <style:style style:name="T2" style:family="text">
      <style:text-properties style:text-underline-style="solid" style:text-underline-width="auto" style:text-underline-color="font-color" officeooo:rsid="0062c121"/>
    </style:style>
    <style:style style:name="T3" style:family="text">
      <style:text-properties style:text-underline-style="solid" style:text-underline-width="auto" style:text-underline-color="font-color" officeooo:rsid="0064a4d3"/>
    </style:style>
    <style:style style:name="T4" style:family="text">
      <style:text-properties officeooo:rsid="0016d7a7"/>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349319" style:font-size-asian="12pt" style:font-weight-asian="normal" style:font-size-complex="12pt" style:font-weight-complex="normal"/>
    </style:style>
    <style:style style:name="T7" style:family="text">
      <style:text-properties fo:font-size="12pt" fo:font-weight="normal" officeooo:rsid="0052080c" style:font-size-asian="12pt" style:font-weight-asian="normal" style:font-size-complex="12pt" style:font-weight-complex="normal"/>
    </style:style>
    <style:style style:name="T8" style:family="text">
      <style:text-properties fo:font-size="12pt" fo:font-weight="normal" officeooo:rsid="00533318" style:font-size-asian="12pt" style:font-weight-asian="normal" style:font-size-complex="12pt" style:font-weight-complex="normal"/>
    </style:style>
    <style:style style:name="T9" style:family="text">
      <style:text-properties fo:font-size="12pt" fo:font-weight="normal" officeooo:rsid="0053a1af" style:font-size-asian="12pt" style:font-weight-asian="normal" style:font-size-complex="12pt" style:font-weight-complex="normal"/>
    </style:style>
    <style:style style:name="T10" style:family="text">
      <style:text-properties fo:font-size="12pt" fo:font-weight="normal" officeooo:rsid="0053f0e1" style:font-size-asian="12pt" style:font-weight-asian="normal" style:font-size-complex="12pt" style:font-weight-complex="normal"/>
    </style:style>
    <style:style style:name="T11" style:family="text">
      <style:text-properties fo:font-size="12pt" fo:font-weight="normal" officeooo:rsid="005493e3" style:font-size-asian="12pt" style:font-weight-asian="normal" style:font-size-complex="12pt" style:font-weight-complex="normal"/>
    </style:style>
    <style:style style:name="T12" style:family="text">
      <style:text-properties fo:font-size="12pt" fo:font-weight="normal" officeooo:rsid="00553a01" style:font-size-asian="12pt" style:font-weight-asian="normal" style:font-size-complex="12pt" style:font-weight-complex="normal"/>
    </style:style>
    <style:style style:name="T13" style:family="text">
      <style:text-properties fo:font-size="12pt" fo:font-weight="normal" officeooo:rsid="006cf0cd" style:font-size-asian="12pt" style:font-weight-asian="normal" style:font-size-complex="12pt" style:font-weight-complex="normal"/>
    </style:style>
    <style:style style:name="T14" style:family="text">
      <style:text-properties fo:font-size="12pt" fo:font-weight="normal" officeooo:rsid="006dd76e" style:font-size-asian="12pt" style:font-weight-asian="normal" style:font-size-complex="12pt" style:font-weight-complex="normal"/>
    </style:style>
    <style:style style:name="T15" style:family="text">
      <style:text-properties fo:font-size="12pt" fo:font-weight="normal" officeooo:rsid="006eba92"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font-size="12pt" style:font-name-asian="Times New Roman1" style:font-size-asian="12pt" style:language-asian="cs" style:country-asian="CZ" style:font-name-complex="Times New Roman1" style:font-size-complex="12pt"/>
    </style:style>
    <style:style style:name="T20" style:family="text">
      <style:text-properties fo:color="#000000" fo:font-size="12pt" fo:font-weight="normal" style:font-size-asian="12pt" style:font-weight-asian="normal" style:font-name-complex="Tahoma" style:font-size-complex="12pt" style:font-weight-complex="normal"/>
    </style:style>
    <style:style style:name="T21" style:family="text">
      <style:text-properties fo:color="#000000" fo:font-size="12pt" fo:font-weight="normal" officeooo:rsid="00366dcb" style:font-size-asian="12pt" style:font-weight-asian="normal" style:font-name-complex="Tahoma" style:font-size-complex="12pt" style:font-weight-complex="normal"/>
    </style:style>
    <style:style style:name="T22" style:family="text">
      <style:text-properties fo:color="#000000" fo:font-size="12pt" fo:font-weight="normal" officeooo:rsid="00376e5f" style:font-size-asian="12pt" style:font-weight-asian="normal" style:font-name-complex="Tahoma" style:font-size-complex="12pt" style:font-weight-complex="normal"/>
    </style:style>
    <style:style style:name="T23" style:family="text">
      <style:text-properties fo:color="#000000" fo:font-size="12pt" fo:font-weight="normal" officeooo:rsid="0039df56" style:font-size-asian="12pt" style:font-weight-asian="normal" style:font-name-complex="Tahoma" style:font-size-complex="12pt" style:font-weight-complex="normal"/>
    </style:style>
    <style:style style:name="T24" style:family="text">
      <style:text-properties fo:color="#000000" fo:font-size="12pt" fo:font-weight="normal" officeooo:rsid="00554773" style:font-size-asian="12pt" style:font-weight-asian="normal" style:font-name-complex="Tahoma" style:font-size-complex="12pt" style:font-weight-complex="normal"/>
    </style:style>
    <style:style style:name="T25" style:family="text">
      <style:text-properties fo:color="#000000" fo:font-size="12pt" fo:font-weight="normal" officeooo:rsid="005572f6" style:font-size-asian="12pt" style:font-weight-asian="normal" style:font-name-complex="Tahoma" style:font-size-complex="12pt" style:font-weight-complex="normal"/>
    </style:style>
    <style:style style:name="T26" style:family="text">
      <style:text-properties fo:color="#000000" fo:font-size="12pt" fo:font-weight="normal" officeooo:rsid="006eba92" style:font-size-asian="12pt" style:font-weight-asian="normal" style:font-name-complex="Tahoma" style:font-size-complex="12pt" style:font-weight-complex="normal"/>
    </style:style>
    <style:style style:name="T27" style:family="text">
      <style:text-properties fo:color="#000000" fo:font-size="12pt" fo:font-weight="normal" officeooo:rsid="006f0c27" style:font-size-asian="12pt" style:font-weight-asian="normal" style:font-name-complex="Tahoma" style:font-size-complex="12pt" style:font-weight-complex="normal"/>
    </style:style>
    <style:style style:name="T28" style:family="text">
      <style:text-properties fo:color="#000000" fo:font-size="12pt" fo:font-weight="normal" officeooo:rsid="006fdc0d" style:font-size-asian="12pt" style:font-weight-asian="normal" style:font-name-complex="Tahoma" style:font-size-complex="12pt" style:font-weight-complex="normal"/>
    </style:style>
    <style:style style:name="T29" style:family="text">
      <style:text-properties fo:color="#000000" fo:font-size="12pt" style:text-underline-style="solid" style:text-underline-width="auto" style:text-underline-color="font-color" fo:font-weight="normal" style:font-size-asian="12pt" style:font-weight-asian="normal" style:font-name-complex="Tahoma" style:font-size-complex="12pt" style:font-weight-complex="normal"/>
    </style:style>
    <style:style style:name="T30" style:family="text">
      <style:text-properties fo:color="#000000" fo:font-size="12pt" style:text-underline-style="solid" style:text-underline-width="auto" style:text-underline-color="font-color" fo:font-weight="normal" officeooo:rsid="0039df56" style:font-size-asian="12pt" style:font-weight-asian="normal" style:font-name-complex="Tahoma" style:font-size-complex="12pt" style:font-weight-complex="normal"/>
    </style:style>
    <style:style style:name="T31" style:family="text">
      <style:text-properties style:text-underline-style="none" officeooo:rsid="0048bad8"/>
    </style:style>
    <style:style style:name="T32" style:family="text">
      <style:text-properties officeooo:rsid="005791ca"/>
    </style:style>
    <style:style style:name="T33" style:family="text">
      <style:text-properties officeooo:rsid="0058fb6a"/>
    </style:style>
    <style:style style:name="T34" style:family="text">
      <style:text-properties officeooo:rsid="005a475c"/>
    </style:style>
    <style:style style:name="T35" style:family="text">
      <style:text-properties officeooo:rsid="005cd1bb"/>
    </style:style>
    <style:style style:name="T36" style:family="text">
      <style:text-properties officeooo:rsid="00603ee5"/>
    </style:style>
    <style:style style:name="T37" style:family="text">
      <style:text-properties officeooo:rsid="00628a70"/>
    </style:style>
    <style:style style:name="T38" style:family="text">
      <style:text-properties officeooo:rsid="0062c121"/>
    </style:style>
    <style:style style:name="T39" style:family="text">
      <style:text-properties officeooo:rsid="00644ba8"/>
    </style:style>
    <style:style style:name="T40" style:family="text">
      <style:text-properties officeooo:rsid="0064607a"/>
    </style:style>
    <style:style style:name="T41" style:family="text">
      <style:text-properties officeooo:rsid="0064a4d3"/>
    </style:style>
    <style:style style:name="T42" style:family="text">
      <style:text-properties style:font-name-asian="Times New Roman1" style:language-asian="cs" style:country-asian="CZ" style:font-name-complex="Times New Roman1"/>
    </style:style>
    <style:style style:name="T43" style:family="text">
      <style:text-properties officeooo:rsid="006c714c" style:font-name-asian="Times New Roman1" style:language-asian="cs" style:country-asian="CZ"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2">Mandragora</text:span> – <text:span text:style-name="T33">Niccolo Machiavelli</text:span></text:p>
      <text:p text:style-name="P1"/>
      <text:p text:style-name="P2">Autor:<text:line-break/></text:p>
      <text:p text:style-name="P8"><text:span text:style-name="T1">Niccolo Machiavelli</text:span> (<text:span text:style-name="T34">03.05.1469; Florencie</text:span> – <text:span text:style-name="T34">21.06.1527; Florencie</text:span>)<text:line-break/></text:p>
      <text:p text:style-name="P17">Italský politik, filosof, diplomat. Pocházel z notářské rodiny. <text:span text:style-name="T36">Zakladatel politologie, 1. člověk, který popsal princip politiky. </text:span>Vystudoval florentskou univerzitu a <text:span text:style-name="T36">působil jako sekretář ministerstva zahraničí a války</text:span>. <text:span text:style-name="T36">Sloužil pro rod Medici.</text:span> <text:span text:style-name="T35">V roce 1513 byl kvůli podezření ze spiknutí zproštěn úřadu, poté odsouzen k ročnímu vyhnanství a i krátce vězněn. </text:span></text:p>
      <text:p text:style-name="P8"/>
      <text:p text:style-name="P8"/>
      <text:p text:style-name="P3">Další díla:</text:p>
      <text:p text:style-name="P9"/>
      <text:p text:style-name="P18">Vladař – politický spis, krátká próza</text:p>
      <text:p text:style-name="P18">Florentské letopisy – historické dílo</text:p>
      <text:p text:style-name="P18">Rozpravy nad prvními deseti knihami Tita Livia</text:p>
      <text:p text:style-name="P18"/>
      <text:p text:style-name="P9"/>
      <text:p text:style-name="P4">Další autoři, zařa<text:span text:style-name="T4">z</text:span>ení autora:</text:p>
      <text:p text:style-name="P10"/>
      <text:p text:style-name="P19">Jeho tvorba spadá do období renesance, snaha o obrození společnosti na základě antických ideálů, znovuzrození znalostí a krásy děla i ducha Antiky. </text:p>
      <text:p text:style-name="P19">Ve svých dílech vychází z úvahy, že společnost nepodléhá boží vůli, nýbrž přirozeným zákonům. Je přesvědčen, že lid potřebuje v čele silného panovníka, protože se neumí sám spravovat. Zároveň je přesvědčen, že úspěch ospravedlňuje způsob, jakých ho bylo dosaženo a že "účel světí prostředky". Tyto jeho zásady byly později shrnuty pod pojmem machiavelismus.</text:p>
      <text:p text:style-name="P11"/>
      <text:p text:style-name="P19">Francesco Petrarca – <text:span text:style-name="T37">Sonety Lauře (období)</text:span></text:p>
      <text:p text:style-name="P36">Dante Alighieri – Božská komedie (období)</text:p>
      <text:p text:style-name="P36">Giovanni Boccaccio – Dekameron (období)</text:p>
      <text:p text:style-name="P16"/>
      <text:p text:style-name="P12"/>
      <text:p text:style-name="P6">Postavy: </text:p>
      <text:p text:style-name="P13"/>
      <text:p text:style-name="P14"><text:span text:style-name="T2">Kalimach</text:span> – <text:span text:style-name="T38">muž, toužící poznat Lukrécii, autor mu vtiskl typické renesanční znaky: krása, vzdělanost, dvornost, výřečnost a vtip</text:span></text:p>
      <text:p text:style-name="P14"/>
      <text:p text:style-name="P41"><text:span text:style-name="T3">Lukrécie</text:span> – <text:span text:style-name="T41">Mikulova manželka, Kalimach se později stane jejím milencem</text:span></text:p>
      <text:p text:style-name="P13"/>
      <text:p text:style-name="P14"><text:span text:style-name="T2">Pan Mikula</text:span> – <text:span text:style-name="T38">postarší muž, který touží po synovi, je označován jako nevzdělaný hlupák</text:span></text:p>
      <text:p text:style-name="P14"/>
      <text:p text:style-name="P14"><text:span text:style-name="T2">Fráter Timotej</text:span> – <text:span text:style-name="T38">pozorovatel událostí, do kterých vstupuje, jen pokud ví, že si může něco přivydělat, (fráter – bratr laik, bez kněžského svěcení)</text:span></text:p>
      <text:p text:style-name="P37"/>
      <text:p text:style-name="P14"><text:span text:style-name="T2">Syr</text:span> – <text:span text:style-name="T39">věrný sluha Kalimacha</text:span></text:p>
      <text:p text:style-name="P14"/>
      <text:p text:style-name="P14"><text:span text:style-name="T2">Ligur</text:span> – <text:span text:style-name="T39">dohazovač a pomocník Kalimacha, velmi touží po penězích</text:span></text:p>
      <text:p text:style-name="P14"/>
      <text:p text:style-name="P15"><text:span text:style-name="T2">Sostrata</text:span> – <text:span text:style-name="T40">matka Lukrécie</text:span></text:p>
      <text:p text:style-name="P38"><text:span text:style-name="T31"/></text:p>
      <text:p text:style-name="P38"><text:span text:style-name="T31"/></text:p>
      <text:p text:style-name="P15"><text:soft-page-break/></text:p>
      <text:p text:style-name="P15"/>
      <text:p text:style-name="P5">Děj:</text:p>
      <text:p text:style-name="P7"/>
      <text:p text:style-name="P43"><text:span text:style-name="T42">Kalimach přijede do Florencie, jelikož chce poznat řenu Lukrécii. Její příbuzný ji popsal jako nejkrásnější ženu a tím Kalimacha ohromil. Manžel Lukrécie Mikula je starší muž, který touží po synovi. Mikulův společník Ligur je přítelem Kalimacha a poradí mu, aby se přestrojil za lékaře. Seznámil tedy Kalimacha s Mikulou a ten opravdu uvěřil, že Kalimach je lékař. </text:span></text:p>
      <text:p text:style-name="P44"><text:span text:style-name="T42">Nejdřív chtěl Kalimach poslat manželé do lázní a tam by paní Lukrécii poznal. Jenže Ligur mu řekl, že Mikula nechce nikam odcestovat. </text:span></text:p>
      <text:p text:style-name="P44"><text:span text:style-name="T42">Kalimach řekl Mikulovi, že na neplodnost nejlépe zabírají kapky z mandragory. Jenže muž co se ženou stráví noc jako první po požití kapek, do 8 dní umře. Ale účinnost kapek je 100%. To se Mikulovi nelíbilo a tak mu Kalimach nabídl jiné řešení – najdou nějakého muže a strčí ho místo Mikuly do postele k Lukrécii.</text:span></text:p>
      <text:p text:style-name="P44"><text:span text:style-name="T42"/></text:p>
      <text:p text:style-name="P44"><text:span text:style-name="T42">Mikula nakonec svolil a dostal nápad, jak přemluvit i jeho ženu. Její matka Sostrata ji domluvila, aby šla ke zpovědi. Ligur přemluví frátera, aby Lukrécii také domluvil. Fráter dostal za to velmi dobře zaplaceno. Všichni se přestrojili. Kalimach od nich odešel přev</text:span><text:span text:style-name="T43">le</text:span><text:span text:style-name="T42">čený za <text:s/>muže s loutnou a fráter se převlékl za Kalimacha. Jako náhodou Kalimacha potkali, přepadli a odvedli k Lukrécii. Mikula to vůbec nepoznal. V noci byl Kalimach s Lukrécií a vyznal jí svou lásku. Ta mu nakonec řekla, ať se spřátelí s jejím mužem a budou se tajně scházet. </text:span></text:p>
      <text:p text:style-name="P44"><text:span text:style-name="T42">Druhý den řekl Mikula Kalimachovi, že vše vyšlo a dal mu klíč od jeho domu, a že je za tyto služby může kdykoliv navštívit. A tak se Lukrécie stane jeho dlouhodobou milenkou. </text:span></text:p>
      <text:p text:style-name="P42"><text:span text:style-name="T19"/></text:p>
      <text:p text:style-name="P25"/>
      <text:p text:style-name="P26"><text:span text:style-name="T16">Rozbor díla:</text:span><text:span text:style-name="T5"> </text:span></text:p>
      <text:p text:style-name="P20"/>
      <text:p text:style-name="P45">Satirická divadelní hra, patřící k žánru tzv. "vzdělaná komedie". Machiavelli ji psal v době, kdy byl nucen žít v exilu, jelikož byl podezřelý ze spiknutí proti vládnoucímu rodu Medicejských. </text:p>
      <text:p text:style-name="P45"/>
      <text:p text:style-name="P45">Příběh je založen na skutečné události z roku 1504.</text:p>
      <text:p text:style-name="P21"/>
      <text:p text:style-name="P45">Příběh začíná Písní pastýřů a nymf. Mezi každými jednáními jsou krátké písně/básně.</text:p>
      <text:p text:style-name="P21"/>
      <text:p text:style-name="P27"><text:span text:style-name="T17">Téma</text:span><text:span text:style-name="T5"> – </text:span><text:span text:style-name="T13">neplodnost, manželství, bohatství, </text:span><text:span text:style-name="T14">podvod</text:span></text:p>
      <text:p text:style-name="P22"/>
      <text:p text:style-name="P27"><text:span text:style-name="T17">Motiv</text:span><text:span text:style-name="T5"> –</text:span><text:span text:style-name="T7"> </text:span><text:span text:style-name="T13">láska, hloupost, peníze, mandragora</text:span></text:p>
      <text:p text:style-name="P22"/>
      <text:p text:style-name="P27"><text:span text:style-name="T17">Časoprostor</text:span><text:span text:style-name="T18"> –</text:span><text:span text:style-name="T5"> </text:span><text:span text:style-name="T14">Florencie</text:span><text:span text:style-name="T8">; </text:span><text:span text:style-name="T14">16. století</text:span><text:span text:style-name="T8">; </text:span><text:span text:style-name="T9">děj se odehrává během j</text:span><text:span text:style-name="T14">dvou dnů</text:span><text:span text:style-name="T9">; </text:span><text:span text:style-name="T14">ulice, dům Mikuly</text:span></text:p>
      <text:p text:style-name="P22"/>
      <text:p text:style-name="P28"><text:span text:style-name="T17">Kompoziční výstavba</text:span><text:span text:style-name="T5"> – </text:span><text:span text:style-name="T6">5 </text:span><text:span text:style-name="T14">jednání</text:span><text:span text:style-name="T6"> </text:span><text:span text:style-name="T10">(každé se skládá z </text:span><text:span text:style-name="T14">výstupu</text:span><text:span text:style-name="T10">) </text:span><text:span text:style-name="T15">+ prolog ve formě básně (uvedení do děje);</text:span><text:span text:style-name="T10"> </text:span><text:span text:style-name="T11">chronologický postup</text:span></text:p>
      <text:p text:style-name="P23"/>
      <text:p text:style-name="P29"><text:span text:style-name="T17">Literární druh</text:span><text:span text:style-name="T5"> – drama</text:span></text:p>
      <text:p text:style-name="P24"/>
      <text:p text:style-name="P29"><text:span text:style-name="T17">Literární žánr</text:span><text:span text:style-name="T5"> – </text:span><text:span text:style-name="T14">vdělaná </text:span><text:span text:style-name="T5">komedie, satira </text:span></text:p>
      <text:p text:style-name="P24"/>
      <text:p text:style-name="P34"><text:span text:style-name="T17">Vypravěč</text:span><text:span text:style-name="T5"> – není</text:span></text:p>
      <text:p text:style-name="P32"/>
      <text:p text:style-name="P30"><text:span text:style-name="T29">Typy promluv</text:span><text:span text:style-name="T20"> – dialogy, </text:span><text:span text:style-name="T24">monology </text:span><text:span text:style-name="T26">(občas promluva postavy s díváky)</text:span></text:p>
      <text:p text:style-name="P30"><text:span text:style-name="T26"/></text:p>
      <text:p text:style-name="P32"/>
      <text:p text:style-name="P31"><text:soft-page-break/><text:span text:style-name="T29">Jazykové prostředky</text:span><text:span text:style-name="T20"> – </text:span><text:span text:style-name="T21">použití spisovného (</text:span><text:span text:style-name="T22">hovorov</text:span><text:span text:style-name="T25">ý</text:span><text:span text:style-name="T22">)</text:span><text:span text:style-name="T21"> </text:span><text:span text:style-name="T25">jazyka, </text:span><text:span text:style-name="T26">dlouhé věty a dlouhá souvětí</text:span><text:span text:style-name="T25">, občas hovorové výrazy, </text:span><text:span text:style-name="T27">archaismy</text:span></text:p>
      <text:p text:style-name="P33"/>
      <text:p text:style-name="P31"><text:span text:style-name="T30">Tropy a figury</text:span><text:span text:style-name="T23"> –</text:span><text:span text:style-name="T21"> </text:span><text:span text:style-name="T22">hovorové výrazy</text:span><text:span text:style-name="T25">, metonymie, </text:span><text:span text:style-name="T28">metaf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8M24S</meta:editing-duration>
    <meta:editing-cycles>86</meta:editing-cycles>
    <meta:generator>LibreOffice/5.2.3.3$Windows_X86_64 LibreOffice_project/d54a8868f08a7b39642414cf2c8ef2f228f780cf</meta:generator>
    <dc:date>2017-02-11T10:54:13.326000000</dc:date>
    <meta:document-statistic meta:table-count="0" meta:image-count="0" meta:object-count="0" meta:page-count="3" meta:paragraph-count="42" meta:word-count="641" meta:character-count="4304" meta:non-whitespace-character-count="3666"/>
    <meta:user-defined meta:name="Info 1"/>
    <meta:user-defined meta:name="Info 2"/>
    <meta:user-defined meta:name="Info 3"/>
    <meta:user-defined meta:name="Info 4"/>
  </office:meta>
</office:document-meta>
</file>